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orphans="0" fo:widows="0" fo:padding-left="0.141cm" fo:padding-right="0.141cm" fo:padding-top="0.035cm" fo:padding-bottom="0.035cm" fo:border="0.51pt solid #00000a"/>
    </style:style>
    <style:style style:name="P4" style:family="paragraph" style:parent-style-name="Standard">
      <style:text-properties fo:color="#ff0000" style:font-name="Cantarell" fo:font-size="10pt" fo:font-style="italic" fo:font-weight="bold" style:font-size-asian="10pt" style:font-style-asian="italic" style:font-weight-asian="bold" style:font-size-complex="10pt"/>
    </style:style>
    <style:style style:name="P5" style:family="paragraph" style:parent-style-name="Standard">
      <style:text-properties style:font-name="Cantarell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1f497d" style:font-name="Cantarell" fo:font-size="10pt" fo:font-weight="bold" style:font-size-asian="10pt" style:font-weight-asian="bold" style:font-name-complex="Courier New1" style:font-size-complex="10pt"/>
    </style:style>
    <style:style style:name="P7" style:family="paragraph" style:parent-style-name="Standard">
      <style:paragraph-properties fo:margin-left="1.244cm" fo:margin-right="0cm" fo:text-indent="-1.244cm" style:auto-text-indent="false"/>
      <style:text-properties style:font-name="Cantarell" fo:font-size="10pt" style:font-size-asian="10pt" style:font-size-complex="10pt"/>
    </style:style>
    <style:style style:name="P8" style:family="paragraph" style:parent-style-name="Title" style:master-page-name="Standard">
      <style:paragraph-properties style:page-number="auto"/>
      <style:text-properties fo:font-size="24pt" style:font-size-asian="24pt" style:font-size-complex="24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ourier New" fo:font-size="10pt" style:font-size-asian="10pt" style:font-name-complex="Courier New1" style:font-size-complex="10pt"/>
    </style:style>
    <style:style style:name="T3" style:family="text">
      <style:text-properties style:font-name="Courier New" fo:font-size="10pt" fo:background-color="#c0c0c0" style:font-size-asian="10pt" style:font-name-complex="Courier New1" style:font-size-complex="10pt"/>
    </style:style>
    <style:style style:name="T4" style:family="text">
      <style:text-properties style:font-name="Courier New" fo:font-size="10pt" fo:background-color="#548dd4" style:font-size-asian="10pt" style:font-name-complex="Courier New1" style:font-size-complex="10pt"/>
    </style:style>
    <style:style style:name="T5" style:family="text">
      <style:text-properties style:font-name="Courier New" fo:font-size="10pt" fo:background-color="#d99594" style:font-size-asian="10pt" style:font-name-complex="Courier New1" style:font-size-complex="10pt"/>
    </style:style>
    <style:style style:name="T6" style:family="text">
      <style:text-properties style:font-name="Courier New" fo:font-size="10pt" fo:background-color="#b2a1c7" style:font-size-asian="10pt" style:font-name-complex="Courier New1" style:font-size-complex="10pt"/>
    </style:style>
    <style:style style:name="T7" style:family="text">
      <style:text-properties style:font-name="Courier New" fo:font-size="10pt" fo:background-color="#c2d69b" style:font-size-asian="10pt" style:font-name-complex="Courier New1" style:font-size-complex="10pt"/>
    </style:style>
    <style:style style:name="T8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9" style:family="text">
      <style:text-properties style:font-name="Courier New" fo:font-size="10pt" fo:language="en" fo:country="US" fo:background-color="#c2d69b" style:font-size-asian="10pt" style:font-name-complex="Courier New1" style:font-size-complex="10pt"/>
    </style:style>
    <style:style style:name="T10" style:family="text">
      <style:text-properties style:font-name="Courier New" fo:font-size="10pt" fo:language="en" fo:country="US" fo:background-color="#00b050" style:font-size-asian="10pt" style:font-name-complex="Courier New1" style:font-size-complex="10pt"/>
    </style:style>
    <style:style style:name="T11" style:family="text">
      <style:text-properties style:font-name="Courier New" fo:font-size="10pt" fo:language="en" fo:country="US" fo:background-color="#fabf8f" style:font-size-asian="10pt" style:font-name-complex="Courier New1" style:font-size-complex="10pt"/>
    </style:style>
    <style:style style:name="T12" style:family="text">
      <style:text-properties style:font-name="Courier New" fo:font-size="10pt" fo:background-color="#00b050" style:font-size-asian="10pt" style:font-name-complex="Courier New1" style:font-size-complex="10pt"/>
    </style:style>
    <style:style style:name="T13" style:family="text">
      <style:text-properties style:font-name="Courier New" fo:font-size="10pt" fo:background-color="#fabf8f" style:font-size-asian="10pt" style:font-name-complex="Courier New1" style:font-size-complex="10pt"/>
    </style:style>
    <style:style style:name="T14" style:family="text">
      <style:text-properties fo:font-size="10pt" style:font-size-asian="10pt"/>
    </style:style>
    <style:style style:name="T15" style:family="text">
      <style:text-properties fo:color="#365f91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mu64 Fileformat Breakpoints (*.bpt)</text:p>
      <text:p text:style-name="P5">Diese Datei wird vom Emu64 Debugger erzeugt, in der die Breakpoints gesichert werden. Es handelt sich um „Breakpoint Groups“ die, die verschiedene <text:s/>Bedingungen enthalten. Maximal können 255 Groups gespeichert werden die in der Praxis wohl aber nie erreicht werden.</text:p>
      <text:p text:style-name="P4">Version 1</text:p>
      <text:p text:style-name="P6">Dump einer BPT Datei:</text:p>
      <text:p text:style-name="P2"/>
      <text:p text:style-name="P3"><text:span text:style-name="T2"><text:tab/> </text:span><text:span text:style-name="T3">00 01 02 03 04 05 06 07 08 09 0A 0B 0C 0D 0E 0F</text:span></text:p>
      <text:p text:style-name="P3"><text:span text:style-name="T2">0000h: </text:span><text:span text:style-name="T4">45 4D 55 36 34 5F 42 50 54 00</text:span><text:span text:style-name="T2"> </text:span><text:span text:style-name="T5">01</text:span><text:span text:style-name="T2"> </text:span><text:span text:style-name="T6">01</text:span><text:span text:style-name="T2"> </text:span><text:span text:style-name="T7">48 61 6C 74</text:span><text:span text:style-name="T2"> <text:s/>EMU64_BPT...Halt </text:span></text:p>
      <text:p text:style-name="P3"><text:span text:style-name="T2">0010h: </text:span><text:span text:style-name="T7">65 70 75 6E 6B 74 20 28 31 29 00 00 00 00 00 00</text:span><text:span text:style-name="T2"> <text:s/>epunkt (1)...... </text:span></text:p>
      <text:p text:style-name="P3"><text:span text:style-name="T2">0020h: </text:span><text:span text:style-name="T7">00 00 00 00 00 00 00 00 00 00 00 00 00 00 00 00</text:span><text:span text:style-name="T2"> <text:s/>................ </text:span></text:p>
      <text:p text:style-name="P3"><text:span text:style-name="T8">0030h: </text:span><text:span text:style-name="T9">00 00 00 00 00 00 00 00 00 00 00 00 00 00 00 00</text:span><text:span text:style-name="T8"> <text:s/>................ </text:span></text:p>
      <text:p text:style-name="P3"><text:span text:style-name="T8">0040h: </text:span><text:span text:style-name="T9">00 00 00 00 00 00 00 00 00 00 00 00 00 00 00 00</text:span><text:span text:style-name="T8"> <text:s/>................ </text:span></text:p>
      <text:p text:style-name="P3"><text:span text:style-name="T8">0050h: </text:span><text:span text:style-name="T9">00 00 00 00 00 00 00 00 00 00 00 00 00 00 00 00</text:span><text:span text:style-name="T8"> <text:s/>................ </text:span></text:p>
      <text:p text:style-name="P3"><text:span text:style-name="T8">0060h: </text:span><text:span text:style-name="T9">00 00 00 00 00 00 00 00 00 00 00 00 00 00 00 00</text:span><text:span text:style-name="T8"> <text:s/>................ </text:span></text:p>
      <text:p text:style-name="P3"><text:span text:style-name="T8">0070h: </text:span><text:span text:style-name="T9">00 00 00 00 00 00 00 00 00 00 00 00 00 00 00 00</text:span><text:span text:style-name="T8"> <text:s/>................ </text:span></text:p>
      <text:p text:style-name="P3"><text:span text:style-name="T8">0080h: </text:span><text:span text:style-name="T9">00 00 00 00 00 00 00 00 00 00 00 00</text:span><text:span text:style-name="T8"> </text:span><text:span text:style-name="T10">01</text:span><text:span text:style-name="T8"> </text:span><text:span text:style-name="T10">02</text:span><text:span text:style-name="T8"> </text:span><text:span text:style-name="T11">00 C0</text:span><text:span text:style-name="T8"> <text:s/>...............À </text:span></text:p>
      <text:p text:style-name="P3"><text:span text:style-name="T8">0090h: </text:span><text:span text:style-name="T10">00</text:span><text:span text:style-name="T8"> </text:span><text:span text:style-name="T11">11 00</text:span><text:span text:style-name="T8"> </text:span><text:span text:style-name="T10">02</text:span><text:span text:style-name="T8"> </text:span><text:span text:style-name="T11">22 00</text:span><text:span text:style-name="T8"> </text:span><text:span text:style-name="T10">00</text:span><text:span text:style-name="T8"> </text:span><text:span text:style-name="T11">33 00</text:span><text:span text:style-name="T8"> </text:span><text:span text:style-name="T10">02</text:span><text:span text:style-name="T8"> </text:span><text:span text:style-name="T11">20 D0</text:span><text:span text:style-name="T8"> </text:span><text:span text:style-name="T10">00</text:span><text:span text:style-name="T8"> </text:span><text:span text:style-name="T11">21 D0</text:span><text:span text:style-name="T8"> </text:span><text:span text:style-name="T10">02</text:span><text:span text:style-name="T8"> <text:s/>...."..3.. Ð.!Ð. </text:span></text:p>
      <text:p text:style-name="P3"><text:span text:style-name="T2">00A0h: </text:span><text:span text:style-name="T13">05 00</text:span><text:span text:style-name="T2"> </text:span><text:span text:style-name="T12">00</text:span><text:span text:style-name="T2"> </text:span><text:span text:style-name="T13">FF 00</text:span><text:span text:style-name="T2"> </text:span><text:span text:style-name="T12">02</text:span><text:span text:style-name="T2"> </text:span><text:span text:style-name="T13">96 00</text:span><text:span text:style-name="T2"> </text:span><text:span text:style-name="T12">00</text:span><text:span text:style-name="T2"> </text:span><text:span text:style-name="T13">37 00</text:span><text:span text:style-name="T2"> <text:s text:c="16"/>...ÿ..–..7.</text:span></text:p>
      <text:p text:style-name="P1"/>
      <text:p text:style-name="P7">Bytes:<text:tab/>0x00 <text:s/>-<text:tab/>0x09:<text:tab/>Signatur [EMU64_BPT] <text:span text:style-name="T15">String mit 0 als Ende</text:span><text:line-break/><text:tab/><text:tab/>0x0A:<text:tab/>Version [1]<text:line-break/><text:tab/><text:tab/>0x0B:<text:tab/>Anzahl <text:s/>an Breakpoint Grops [1] <text:line-break/><text:tab/>0x0C <text:s/>-<text:tab/>0x8B:<text:tab/>Groupname [Haltepunkt (1)] <text:span text:style-name="T15">String mit 0 als Ende (128 Bytes Reserviert)</text:span><text:line-break/><text:tab/><text:tab/>0x8C:<text:tab/>Group Schalter [1] <text:span text:style-name="T15">0 = deaktiviert / größer 0 = aktiviert</text:span><text:span text:style-name="T1"><text:line-break/></text:span><text:tab/><text:tab/>0x8D:<text:tab/>PC Haltepunkt Schalter [1] <text:span text:style-name="T15">0 = deaktiviert / größer 0 = aktiviert<text:line-break/></text:span>0x8E <text:s/>-<text:tab/>0x8F:<text:tab/>PC-Adresse [0xC000] <text:line-break/><text:tab/><text:tab/>0x90: <text:tab/>AC Haltepunkt Schalter [1] <text:span text:style-name="T15">0 = deaktiviert / größer 0 = aktiviert</text:span><text:line-break/>0x91 <text:s/>-<text:tab/>0x92:<text:tab/>AC-Wert [0x11]<text:line-break/><text:tab/><text:tab/>0x93:<text:tab/>XR Haltepunkt Schalter [1] <text:span text:style-name="T15">0 = deaktiviert / größer 0 = aktiviert</text:span><text:line-break/>0x94 <text:s/>-<text:tab/>0x95:<text:tab/>XR-Wert [0x22]<text:line-break/><text:tab/><text:tab/>0x96:<text:tab/>YR Haltepunkt Schalter [1] <text:span text:style-name="T15">0 = deaktiviert / größer 0 = aktiviert</text:span><text:line-break/>0x97 <text:s/>-<text:tab/>0x98:<text:tab/>YR-Wert [0x33]<text:line-break/><text:tab/><text:tab/>0x99:<text:tab/>Lesen von Adresse Haltepunkt Schalter [1] <text:span text:style-name="T15">0 = deaktiviert / größer 0 = aktiviert</text:span><text:line-break/>0x9A <text:s/>-<text:tab/>0x9B:<text:tab/>Lese Adresse [0xD020]<text:line-break/><text:tab/><text:tab/>0x9C:<text:tab/>Schreiben in Adress Haltepunkt Schalter [1] <text:span text:style-name="T15">0 = deaktiviert / größer 0 = aktiviert</text:span><text:line-break/>0x9D <text:s/>-<text:tab/>0x9E:<text:tab/>Schreib Adresse [0xD021]<text:line-break/><text:tab/><text:tab/>0x9F:<text:tab/>Lesen von Wert Haltepunkt Schalter [1] <text:span text:style-name="T15">0 = deaktiviert / größer 0 = aktiviert</text:span><text:line-break/>0xA0 <text:s/>-<text:tab/>0xA1:<text:tab/>Lese Wert [0x05]<text:line-break/><text:tab/><text:tab/>0xA2:<text:tab/>Schreiben von Wert Haltepunkt Schalter [1] <text:span text:style-name="T15">0 = deaktiviert / größer 0 = aktiviert</text:span><text:line-break/>0xA3 <text:s/>- <text:tab/>0xA4:<text:tab/>Schreib Wert [0xFF]<text:line-break/><text:tab/><text:tab/>0xA5:<text:tab/>Rasterzeile Haltepunkt Schalter [1] <text:span text:style-name="T15">0 = deaktiviert / größer 0 = aktiviert</text:span><text:line-break/>0xA6 <text:s/>-<text:tab/>0xA7:<text:tab/>Rasterzeile [0x96]<text:line-break/><text:tab/><text:tab/>0xA8:<text:tab/>Rasterzeilen Zyklus <text:s/>Haltepunkt Schalter [1] <text:span text:style-name="T15">0 = deaktiviert / größer 0 = aktiviert</text:span><text:line-break/>0xA9 <text:s/>-<text:tab/>0xAA:<text:tab/>Rasterzeilen Zyklus [0x37]<text:line-break/><text:line-break/>Von 0x0C bis 0xAA Wiederholt sich für jede weitere BreakGroup. (159 Bytes pro Group)<text:line-break/><text:line-break/>Emu64 … Thorsten Kattanek © Berlin 25.07.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DejaVu Sans1" svg:font-family="'DejaVu Sans'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Zitat_20_Zchn" style:display-name="Zitat Zchn" style:family="text" style:parent-style-name="Default_20_Paragraph_20_Font">
      <style:text-properties fo:color="#000000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</meta:initial-creator>
    <meta:editing-cycles>15</meta:editing-cycles>
    <meta:print-date>2011-07-25T22:26:00</meta:print-date>
    <meta:creation-date>2011-07-25T15:40:00</meta:creation-date>
    <dc:date>2013-02-06T20:39:53</dc:date>
    <meta:editing-duration>P0D</meta:editing-duration>
    <meta:generator>LibreOffice/3.5$Linux_X86_64 LibreOffice_project/350m1$Build-413</meta:generator>
    <meta:document-statistic meta:table-count="0" meta:image-count="0" meta:object-count="0" meta:page-count="1" meta:paragraph-count="17" meta:word-count="521" meta:character-count="2751" meta:non-whitespace-character-count="21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